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3f8" officeooo:paragraph-rsid="001753f8"/>
    </style:style>
    <style:style style:name="P2" style:family="paragraph" style:parent-style-name="Standard">
      <style:text-properties officeooo:rsid="00183bd6" officeooo:paragraph-rsid="00183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hejhiuksik</text:p>
      <text:p text:style-name="P2">sonia es hombre? No elle es…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32:19.700214811</meta:creation-date>
    <dc:date>2021-11-09T09:53:43.903437860</dc:date>
    <meta:editing-duration>PT1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41" meta:non-whitespace-character-count="36"/>
  </office:meta>
</office:document-meta>
</file>